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 de control escolar</text:p>
      <text:p text:style-name="Standard">alumnos</text:p>
      <text:p text:style-name="Standard">maestros</text:p>
      <text:p text:style-name="Standard">materia</text:p>
      <text:p text:style-name="Standard">cursos</text:p>
      <text:p text:style-name="Standard"/>
      <text:p text:style-name="Standard"/>
      <text:p text:style-name="Standard"/>
      <text:p text:style-name="Standard"/>
      <text:p text:style-name="Standard">clase alumno<text:line-break/>clase maestro</text:p>
      <text:p text:style-name="Standard">clase materia</text:p>
      <text:p text:style-name="Standard">clase curso</text:p>
      <text:p text:style-name="Standard"/>
      <text:p text:style-name="Standard"/>
      <text:p text:style-name="Standard">implementa</text:p>
      <text:p text:style-name="Standard"/>
      <text:p text:style-name="Standard">un curso puede tener distintos alumnos </text:p>
      <text:p text:style-name="Standard">distintos maestro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7T15:27:23</meta:creation-date>
    <dc:date>2014-01-07T16:35:15</dc:date>
    <meta:editing-duration>PT22M32S</meta:editing-duration>
    <meta:editing-cycles>1</meta:editing-cycles>
    <meta:document-statistic meta:table-count="0" meta:image-count="0" meta:object-count="0" meta:page-count="1" meta:paragraph-count="11" meta:word-count="25" meta:character-count="171" meta:non-whitespace-character-count="156"/>
    <meta:generator>LibreOffice/3.5$Linux_x86 LibreOffice_project/350m1$Build-2</meta:generator>
  </office:meta>
</office:document-meta>
</file>